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09:59:3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0.6.2$MacOSX_x86 LibreOffice_project/2e2573268451a50806fcd60ae2d9fe01dd0ce24</meta:generator>
  </office:meta>
</office:document-meta>
</file>